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8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1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0" style:family="paragraph" style:parent-style-name="Text_20_body">
      <style:text-properties fo:font-size="10pt" style:font-size-asian="10pt" style:font-size-complex="10pt"/>
    </style:style>
    <style:style style:name="P4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43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name-complex="Tahoma" style:font-style-complex="italic"/>
    </style:style>
    <style:style style:name="T13" style:family="text">
      <style:text-properties fo:language="en" fo:country="US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6" style:family="text">
      <style:text-properties style:text-underline-style="none" fo:font-weight="bold" style:font-weight-asian="bold"/>
    </style:style>
    <style:style style:name="T2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0" style:family="text">
      <style:text-properties style:use-window-font-color="true" style:font-name="Arial" fo:font-size="10pt" style:font-size-asian="10pt" style:font-name-complex="Arial" style:font-size-complex="10pt"/>
    </style:style>
    <style:style style:name="T31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2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3" style:family="text">
      <style:text-properties style:use-window-font-color="true" style:text-underline-style="solid" style:text-underline-width="auto" style:text-underline-color="font-color"/>
    </style:style>
    <style:style style:name="T34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6" style:family="text">
      <style:text-properties style:text-position="super 58%"/>
    </style:style>
    <style:style style:name="T37" style:family="text">
      <style:text-properties style:text-position="0% 100%"/>
    </style:style>
    <style:style style:name="T38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0">ПРОТОКОЛ ПРОВЕРКИ</text:p>
      <text:p text:style-name="P8"/>
      <text:p text:style-name="P17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4">з/н: </text:span><text:span text:style-name="T23">$serial</text:span></text:p>
      <text:p text:style-name="P9"/>
      <text:p text:style-name="P9"><text:span text:style-name="T24">Тип: </text:span><text:span text:style-name="T23">БДК</text:span><text:span text:style-name="T25">Н</text:span><text:span text:style-name="T23">-02 </text:span></text:p>
      <text:p text:style-name="P9"><text:span text:style-name="T26"><text:tab/></text:span></text:p>
      <text:p text:style-name="P43"><text:span text:style-name="T10">Диапазон измерения плотности потока нейтронного излучения:</text:span></text:p>
      <text:p text:style-name="P19"><text:span text:style-name="T30">БДКН-02: 0.1 – 10</text:span><text:span text:style-name="T32">4</text:span><text:span text:style-name="T30"> с</text:span><text:span text:style-name="T32">-1</text:span><text:span text:style-name="T31">·</text:span><text:span text:style-name="T30">см</text:span><text:span text:style-name="T32">-2 </text:span><text:span text:style-name="T30">;</text:span></text:p>
      <text:p text:style-name="P18"/>
      <text:p text:style-name="P7">Относительная погрешность измерения:</text:p>
      <text:p text:style-name="P6"><text:span text:style-name="T33">БДКН-02: </text:span><text:span text:style-name="T22">± </text:span><text:span text:style-name="T19">20</text:span><text:span text:style-name="T22"> %</text:span></text:p>
      <text:p text:style-name="P10"/>
      <text:p text:style-name="P5">Условия эксплуатации:</text:p>
      <text:p text:style-name="P29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0"><text:span text:style-name="T7">- <text:s/></text:span><text:span text:style-name="T4">Атмосферное давление<text:tab/><text:tab/><text:tab/><text:tab/>98,5 </text:span><text:span text:style-name="T7">kPa</text:span></text:p>
      <text:p text:style-name="P30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0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6">Эталонные средства измерений: </text:p>
      <text:p text:style-name="P31"><text:span text:style-name="T7">- <text:s/></text:span><text:span text:style-name="T27">$facility_14</text:span><text:span text:style-name="T28">0;</text:span></text:p>
      <text:p text:style-name="P32"/>
      <text:p text:style-name="P33"/>
      <text:p text:style-name="P33">Данные проверки</text:p>
      <text:p text:style-name="P34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5"><text:span text:style-name="T13">Блок детектирования </text:span>нейтронного излучения с БДКН-0<text:span text:style-name="T11">2</text:span> № <text:span text:style-name="T13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Плотность потока <text:line-break/>в поверяемой точке <text:span text:style-name="T29">φ</text:span><text:span text:style-name="T17">0</text:span><text:span text:style-name="T15">i</text:span> ,<text:line-break/>с<text:span text:style-name="T36">-1</text:span><text:span text:style-name="T34">·</text:span>см<text:span text:style-name="T36">-2</text:span></text:p>
          </table:table-cell>
          <table:table-cell table:style-name="t1.B2" office:value-type="string">
            <text:p text:style-name="P12">Фон</text:p>
            <text:p text:style-name="P12"><text:span text:style-name="T11">R=</text:span>2<text:span text:style-name="T11">,0</text:span>м</text:p>
          </table:table-cell>
          <table:table-cell table:style-name="t1.B2" office:value-type="string">
            <text:p text:style-name="P13">ИБН-<text:span text:style-name="T11">8-3</text:span></text:p>
            <text:p text:style-name="P12">№<text:span text:style-name="T11">027</text:span></text:p>
            <text:p text:style-name="P12"><text:span text:style-name="T11">R=2,0</text:span>м</text:p>
            <text:p text:style-name="P15">B(R)=0,600</text:p>
            <text:p text:style-name="P12"><text:span text:style-name="T29">φ</text:span><text:span text:style-name="T15">0i</text:span><text:span text:style-name="T11">=5,9</text:span></text:p>
            <text:p text:style-name="P3"><text:span text:style-name="T11">1</text:span>,<text:span text:style-name="T11">0</text:span>-1<text:span text:style-name="T11">0</text:span></text:p>
          </table:table-cell>
          <table:table-cell table:style-name="t1.B2" office:value-type="string">
            <text:p text:style-name="P13">ИБН-<text:span text:style-name="T11">8-6</text:span></text:p>
            <text:p text:style-name="P12">№0<text:span text:style-name="T11">10</text:span></text:p>
            <text:p text:style-name="P12"><text:span text:style-name="T11">R=2,0</text:span>м</text:p>
            <text:p text:style-name="P15">B(R)=0,600</text:p>
            <text:p text:style-name="P12"><text:span text:style-name="T29">φ</text:span><text:span text:style-name="T15">0i</text:span><text:span text:style-name="T11">=57,</text:span>0</text:p>
            <text:p text:style-name="P12">20-100</text:p>
          </table:table-cell>
          <table:table-cell table:style-name="t1.B2" office:value-type="string">
            <text:p text:style-name="P37">ИБН-8-6</text:p>
            <text:p text:style-name="P36"><text:span text:style-name="T11"><text:s text:c="3"/></text:span>№<text:span text:style-name="T11">010</text:span></text:p>
            <text:p text:style-name="P36"><text:span text:style-name="T11">R=1,0</text:span>м</text:p>
            <text:p text:style-name="P38">B(R)=0,863</text:p>
            <text:p text:style-name="P36"><text:span text:style-name="T29">φ</text:span><text:span text:style-name="T15">0i</text:span><text:span text:style-name="T11">=235</text:span></text:p>
            <text:p text:style-name="P37">2<text:span text:style-name="T34">·</text:span>10<text:span text:style-name="T36">2</text:span> - 10<text:span text:style-name="T36">3</text:span></text:p>
          </table:table-cell>
          <table:table-cell table:style-name="t1.F2" office:value-type="string">
            <text:p text:style-name="P37">ИБН-8-6</text:p>
            <text:p text:style-name="P36"><text:span text:style-name="T11"><text:s text:c="3"/></text:span>№<text:span text:style-name="T11">010</text:span></text:p>
            <text:p text:style-name="P36"><text:span text:style-name="T11">R=0,5</text:span>м</text:p>
            <text:p text:style-name="P38">B(R)=0,957</text:p>
            <text:p text:style-name="P36"><text:span text:style-name="T29">φ</text:span><text:span text:style-name="T15">0i</text:span><text:span text:style-name="T11">=1019</text:span></text:p>
            <text:p text:style-name="P37">2<text:span text:style-name="T34">·</text:span>10<text:span text:style-name="T36">3</text:span> - 10<text:span text:style-name="T36">4</text:span></text:p>
          </table:table-cell>
        </table:table-row>
        <table:table-row>
          <table:table-cell table:style-name="t1.A3" office:value-type="string">
            <text:p text:style-name="P14">Показания прибора в поверяемой точке <text:s/><text:span text:style-name="T29">φ</text:span><text:span text:style-name="T17">0</text:span><text:span text:style-name="T15">i</text:span>, с<text:span text:style-name="T36">-1</text:span><text:span text:style-name="T34">·</text:span>см<text:span text:style-name="T36">-2 </text:span><text:span text:style-name="T37">,±δ</text:span>ст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6">$1-61</text:p>
            <text:p text:style-name="P16">$1-71</text:p>
            <text:p text:style-name="P16">$1-81</text:p>
          </table:table-cell>
          <table:table-cell table:style-name="t1.B3" office:value-type="string">
            <text:p text:style-name="P16">$1-62</text:p>
            <text:p text:style-name="P16">$1-72</text:p>
            <text:p text:style-name="P16">$1-82</text:p>
          </table:table-cell>
          <table:table-cell table:style-name="t1.B3" office:value-type="string">
            <text:p text:style-name="P16">$1-63</text:p>
            <text:p text:style-name="P16">$1-73</text:p>
            <text:p text:style-name="P16">$1-83</text:p>
          </table:table-cell>
          <table:table-cell table:style-name="t1.F3" office:value-type="string">
            <text:p text:style-name="P16">$1-64</text:p>
            <text:p text:style-name="P16">$1-74</text:p>
            <text:p text:style-name="P16">$1-84</text:p>
          </table:table-cell>
        </table:table-row>
        <table:table-row>
          <table:table-cell table:style-name="t1.A3" office:value-type="string">
            <text:p text:style-name="P14">Среднее значение показаний, <text:span text:style-name="T29">φ</text:span><text:span text:style-name="T15">i</text:span>, с<text:span text:style-name="T36">-1</text:span><text:span text:style-name="T34">·</text:span>см<text:span text:style-name="T36">-2</text:span></text:p>
          </table:table-cell>
          <table:table-cell table:style-name="t1.B3" office:value-type="string">
            <text:p text:style-name="P16">$<text:span text:style-name="T18">1</text:span>-00</text:p>
          </table:table-cell>
          <table:table-cell table:style-name="t1.B3" office:value-type="string">
            <text:p text:style-name="P16">$<text:span text:style-name="T18">1</text:span>-01</text:p>
          </table:table-cell>
          <table:table-cell table:style-name="t1.B3" office:value-type="string">
            <text:p text:style-name="P16">$<text:span text:style-name="T18">1</text:span>-02</text:p>
          </table:table-cell>
          <table:table-cell table:style-name="t1.B3" office:value-type="string">
            <text:p text:style-name="P16">$<text:span text:style-name="T18">1</text:span>-03</text:p>
          </table:table-cell>
          <table:table-cell table:style-name="t1.F3" office:value-type="string">
            <text:p text:style-name="P16">$<text:span text:style-name="T18">1</text:span>-04</text:p>
          </table:table-cell>
        </table:table-row>
        <table:table-row>
          <table:table-cell table:style-name="t1.A3" office:value-type="string">
            <text:p text:style-name="P14">Результат измерения плотности потока в поверяемой точке</text:p>
            <text:p text:style-name="P11"><text:span text:style-name="T29">φ</text:span><text:span text:style-name="T16">np</text:span><text:span text:style-name="T15">i</text:span>, <text:span text:style-name="T14">с</text:span><text:span text:style-name="T36">-1</text:span><text:span text:style-name="T35">·</text:span><text:span text:style-name="T37">см</text:span><text:span text:style-name="T36">-2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6">$1-n21</text:p>
          </table:table-cell>
          <table:table-cell table:style-name="t1.B3" office:value-type="string">
            <text:p text:style-name="P16">$1-n22</text:p>
          </table:table-cell>
          <table:table-cell table:style-name="t1.B3" office:value-type="string">
            <text:p text:style-name="P16">$1-n23</text:p>
          </table:table-cell>
          <table:table-cell table:style-name="t1.F3" office:value-type="string">
            <text:p text:style-name="P16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pan text:style-name="T38">Δ</text:span><text:span text:style-name="T12">i</text:span>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6">$1-n31</text:p>
          </table:table-cell>
          <table:table-cell table:style-name="t1.B3" office:value-type="string">
            <text:p text:style-name="P16">$1-n32</text:p>
          </table:table-cell>
          <table:table-cell table:style-name="t1.B3" office:value-type="string">
            <text:p text:style-name="P16">$1-n33</text:p>
          </table:table-cell>
          <table:table-cell table:style-name="t1.F3" office:value-type="string">
            <text:p text:style-name="P16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 <text:span text:style-name="T38">Δ</text:span><text:span text:style-name="T12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6">$1-n41</text:p>
          </table:table-cell>
          <table:table-cell table:style-name="t1.B3" office:value-type="string">
            <text:p text:style-name="P16">$1-n42</text:p>
          </table:table-cell>
          <table:table-cell table:style-name="t1.B3" office:value-type="string">
            <text:p text:style-name="P16">$1-n43</text:p>
          </table:table-cell>
          <table:table-cell table:style-name="t1.F3" office:value-type="string">
            <text:p text:style-name="P16">$1-n44</text:p>
          </table:table-cell>
        </table:table-row>
        <table:table-row table:style-name="t1.8">
          <table:table-cell table:style-name="t1.A8" office:value-type="string">
            <text:p text:style-name="P39"><text:span text:style-name="T20">Пределосновной </text:span>относительной погрешности ,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18">20</text:span></text:p>
          </table:table-cell>
          <table:covered-table-cell/>
          <table:covered-table-cell/>
          <table:covered-table-cell/>
        </table:table-row>
      </table:table>
      <text:p text:style-name="P40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5">(<text:span text:style-name="T21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5">(<text:span text:style-name="T21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5:51.69</dc:date>
    <meta:print-date>2019-04-03T15:18:00</meta:print-date>
    <meta:editing-cycles>154</meta:editing-cycles>
    <meta:editing-duration>PT9H48M58S</meta:editing-duration>
    <meta:generator>OpenOffice/4.1.6$Win32 OpenOffice.org_project/416m1$Build-9790</meta:generator>
    <meta:document-statistic meta:table-count="2" meta:image-count="1" meta:object-count="0" meta:page-count="1" meta:paragraph-count="92" meta:word-count="193" meta:character-count="1467"/>
  </office:meta>
</office:document-meta>
</file>